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amum" svg:font-family="'Noto Sans Bamu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25cm" fo:min-width="18.5cm" loext:decorative="false"/>
    </style:style>
    <style:style style:name="gr2" style:family="graphic" style:parent-style-name="standard">
      <style:graphic-properties draw:fill="solid" draw:fill-color="#f8f8ff" draw:textarea-horizontal-align="justify" draw:textarea-vertical-align="middle" draw:auto-grow-height="false" fo:min-height="7cm" fo:min-width="2.75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8f8ff" draw:textarea-horizontal-align="justify" draw:textarea-vertical-align="middle" draw:auto-grow-height="false" fo:min-height="2.25cm" fo:min-width="7.75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6.875cm" fo:min-width="5.251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 fo:min-height="8.5cm" fo:min-width="7.75cm" fo:wrap-option="wrap" loext:decorative="false"/>
    </style:style>
    <style:style style:name="gr6" style:family="graphic" style:parent-style-name="standard">
      <style:graphic-properties draw:fill="solid" draw:fill-color="#ffaa95" draw:textarea-horizontal-align="justify" draw:textarea-vertical-align="middle" draw:auto-grow-height="false" fo:min-height="2.751cm" fo:min-width="16.751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e0ffff" draw:textarea-horizontal-align="justify" draw:textarea-vertical-align="middle" draw:auto-grow-height="false" fo:min-height="0.376cm" fo:min-width="0.502cm" loext:decorative="false"/>
    </style:style>
    <style:style style:name="gr8" style:family="graphic" style:parent-style-name="standard">
      <style:graphic-properties draw:fill="solid" draw:fill-color="#eeeeee" draw:textarea-horizontal-align="justify" draw:textarea-vertical-align="middle" draw:auto-grow-height="false" fo:min-height="3.756cm" fo:min-width="0cm" loext:decorative="false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3.556cm" fo:min-width="0cm" loext:decorative="false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svg:stroke-color="#000000" draw:fill="solid" draw:fill-color="#deb887" draw:textarea-horizontal-align="justify" draw:textarea-vertical-align="middle" draw:auto-grow-height="false" fo:min-height="2.5cm" fo:min-width="5.75cm" loext:decorative="fals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95cm" fo:min-width="0.751cm" loext:decorative="false"/>
    </style:style>
    <style:style style:name="gr13" style:family="graphic" style:parent-style-name="standard">
      <style:graphic-properties svg:stroke-color="#000000" draw:fill="solid" draw:fill-color="#deb887" draw:textarea-horizontal-align="justify" draw:textarea-vertical-align="middle" draw:auto-grow-height="false" fo:min-height="0.25cm" fo:min-width="1.5cm" loext:decorative="false"/>
    </style:style>
    <style:style style:name="gr1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6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5cm" fo:min-width="6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dee7e5" draw:textarea-horizontal-align="justify" draw:textarea-vertical-align="middle" draw:auto-grow-height="false" fo:min-height="0.752cm" fo:min-width="0.12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8f8ff"/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solid" draw:fill-color="#ffaa95"/>
      <style:paragraph-properties fo:text-align="center" style:writing-mode="lr-tb"/>
    </style:style>
    <style:style style:name="P6" style:family="paragraph">
      <loext:graphic-properties draw:fill="solid" draw:fill-color="#e0ffff"/>
      <style:paragraph-properties fo:text-align="center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solid" draw:fill-color="#deb887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solid" draw:fill-color="#dee7e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2.5cm" svg:x="0.95cm" svg:y="7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7.25cm" svg:x="7.6cm" svg:y="11.1cm">
          <text:p text:style-name="P1">Datalink</text:p>
          <text:p text:style-name="P1">File</text:p>
          <text:p text:style-name="P1">Manager</text:p>
          <text:p text:style-name="P1">(DLFM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25cm" svg:height="2.5cm" svg:x="11.2cm" svg:y="8.35cm">
          <text:p text:style-name="P1">Datalink File Filter (DLFF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75cm" svg:height="11.4cm" svg:x="1.45cm" svg:y="8.6cm">
          <text:p text:style-name="P1">Database</text:p>
          <text:p text:style-name="P1">with</text:p>
          <text:p text:style-name="P1">datalink</text:p>
          <text:p text:style-name="P1">extensio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8.25cm" svg:height="8.75cm" svg:x="11.2cm" svg:y="11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7.25cm" svg:height="3cm" svg:x="1.95cm" svg:y="0.45cm">
          <text:p text:style-name="P1">client</text:p>
          <draw:enhanced-geometry svg:viewBox="0 0 21600 21600" draw:text-areas="0 0 21600 21600" draw:type="chevron" draw:modifiers="18154.217146832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1.25cm" svg:height="1.25cm" svg:x="10.45cm" svg:y="13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1.25cm" svg:height="1.25cm" svg:x="6.851cm" svg:y="13.7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cm" svg:height="5cm" svg:x="3.95cm" svg:y="3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7" draw:layer="layout" svg:width="1cm" svg:height="4.75cm" svg:x="14.7cm" svg:y="3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draw:style-name="gr10">
          <draw:custom-shape draw:style-name="gr11" draw:text-style-name="P8" draw:layer="layout" svg:width="6.25cm" svg:height="2.75cm" svg:x="12.2cm" svg:y="12.0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25cm" svg:height="1.75cm" svg:x="12.75cm" svg:y="12.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" draw:text-style-name="P9" draw:layer="layout" svg:width="1.25cm" svg:height="1.75cm" svg:x="14.751cm" svg:y="12.6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" draw:text-style-name="P9" draw:layer="layout" svg:width="1.25cm" svg:height="1.75cm" svg:x="16.752cm" svg:y="12.60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3" draw:text-style-name="P8" draw:layer="layout" svg:width="2cm" svg:height="0.5cm" svg:x="12.2cm" svg:y="11.55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10" draw:layer="layout" svg:width="6.5cm" svg:height="1cm" svg:x="12.15cm" svg:y="18.85cm">
          <text:p text:style-name="P1">File directories</text:p>
          <draw:enhanced-geometry svg:viewBox="0 0 21600 21600" draw:type="rectangle" draw:enhanced-path="M 0 0 L 21600 0 21600 21600 0 21600 0 0 Z N"/>
        </draw:custom-shape>
        <draw:g draw:style-name="gr10">
          <draw:custom-shape draw:style-name="gr11" draw:text-style-name="P8" draw:layer="layout" svg:width="6.25cm" svg:height="2.75cm" svg:x="12.2cm" svg:y="15.6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25cm" svg:height="1.75cm" svg:x="12.75cm" svg:y="16.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" draw:text-style-name="P9" draw:layer="layout" svg:width="1.25cm" svg:height="1.75cm" svg:x="14.751cm" svg:y="16.2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" draw:text-style-name="P9" draw:layer="layout" svg:width="1.25cm" svg:height="1.75cm" svg:x="16.752cm" svg:y="16.20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3" draw:text-style-name="P8" draw:layer="layout" svg:width="2cm" svg:height="0.5cm" svg:x="12.2cm" svg:y="15.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1" draw:layer="layout" svg:width="6.5cm" svg:height="1.75cm" svg:x="1.2cm" svg:y="5.1cm">
          <text:p text:style-name="P1">DB connection<text:line-break/>(libpq)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6.5cm" svg:height="1.75cm" svg:x="12cm" svg:y="5.1cm">
          <text:p text:style-name="P1">Direct file access<text:line-break/>(various ways)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.25cm" svg:height="1.25cm" svg:x="14.7cm" svg:y="10.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amum" svg:font-family="'Noto Sans Bamum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 Bam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01:57:22.085643703</meta:creation-date>
    <dc:date>2024-10-03T00:29:16.662836343</dc:date>
    <meta:editing-duration>PT15H7M48S</meta:editing-duration>
    <meta:editing-cycles>12</meta:editing-cycles>
    <meta:generator>LibreOffice/24.2.5.2$Linux_X86_64 LibreOffice_project/420$Build-2</meta:generator>
    <meta:document-statistic meta:object-count="26"/>
  </office:meta>
</office:document-meta>
</file>